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6A50000019E3E30AEB84795833D.png" manifest:media-type="image/png"/>
  <manifest:file-entry manifest:full-path="Pictures/10000000000006A3000002C103E444D52BF047EB.png" manifest:media-type="image/png"/>
  <manifest:file-entry manifest:full-path="Pictures/10000000000006A1000003410168352F76B2D57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163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5.749cm" svg:height="6.534cm" svg:x="0.019cm" svg:y="0.072cm">
          <draw:image xlink:href="Pictures/10000000000006A3000002C103E444D52BF047EB.png" xlink:type="simple" xlink:show="embed" xlink:actuate="onLoad" loext:mime-type="image/png">
            <text:p/>
          </draw:image>
        </draw:frame>
        <draw:frame draw:style-name="gr2" draw:text-style-name="P1" draw:layer="layout" svg:width="15.749cm" svg:height="7.722cm" svg:x="0.005cm" svg:y="7.044cm">
          <draw:image xlink:href="Pictures/10000000000006A1000003410168352F76B2D572.png" xlink:type="simple" xlink:show="embed" xlink:actuate="onLoad" loext:mime-type="image/png">
            <text:p/>
          </draw:image>
        </draw:frame>
        <draw:frame draw:style-name="gr1" draw:text-style-name="P1" draw:layer="layout" svg:width="15.747cm" svg:height="3.831cm" svg:x="0.028cm" svg:y="15.182cm">
          <draw:image xlink:href="Pictures/10000000000006A50000019E3E30AEB84795833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48cm" fo:page-height="19.07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6.253cm" svg:height="7.575cm" svg:x="2.373cm" svg:y="2.485cm"/>
      <draw:page-thumbnail draw:layer="backgroundobjects" svg:width="6.253cm" svg:height="7.575cm" svg:x="2.373cm" svg:y="11.061cm"/>
      <draw:page-thumbnail draw:layer="backgroundobjects" svg:width="6.253cm" svg:height="7.575cm" svg:x="2.373cm" svg:y="19.637cm"/>
      <draw:page-thumbnail draw:layer="backgroundobjects" svg:width="6.253cm" svg:height="7.575cm" svg:x="12.373cm" svg:y="2.485cm"/>
      <draw:page-thumbnail draw:layer="backgroundobjects" svg:width="6.253cm" svg:height="7.575cm" svg:x="12.373cm" svg:y="11.061cm"/>
      <draw:page-thumbnail draw:layer="backgroundobjects" svg:width="6.253cm" svg:height="7.575cm" svg:x="12.373cm" svg:y="19.637cm"/>
    </style:handout-master>
    <style:master-page style:name="Default" style:page-layout-name="PM1" draw:style-name="Mdp1"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Lubos Polerecky</meta:initial-creator>
    <meta:creation-date>2021-07-20T14:16:10.656437428</meta:creation-date>
    <dc:date>2021-07-20T16:54:33.022614145</dc:date>
    <dc:creator>Lubos Polerecky</dc:creator>
    <meta:editing-duration>PT2H38M22S</meta:editing-duration>
    <meta:editing-cycles>2</meta:editing-cycles>
    <meta:generator>LibreOffice/6.4.6.2$Linux_X86_64 LibreOffice_project/0ce51a4fd21bff07a5c061082cc82c5ed232f115</meta:generator>
    <meta:document-statistic meta:object-count="26"/>
  </office:meta>
</office:document-meta>
</file>